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7, 2009, 09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Let4?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constructor without name not handled properly, see testBad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&amp;T problem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6"/>
          <table:table-cell table:style-name="ce12" office:value-type="string">
            <text:p>Various typecheking errors related to &amp;T; sort wrong result (again?)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Syntax change needed: Bodies of statements vs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null pointer in visit of string subjec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<text:span text:style-name="T1">We </text:span><text:span text:style-name="T2">need</text:span><text:span text:style-name="T1"> a form of quoting to avoid problems with calls to undefined functions</text:span>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3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01/07/2009</text:date>, <text:time>09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7T09:21:59</dc:date>
    <meta:editing-cycles>98</meta:editing-cycles>
    <meta:editing-duration>PT212H17M12S</meta:editing-duration>
    <meta:document-statistic meta:table-count="7" meta:cell-count="1179" meta:object-count="0"/>
    <meta:user-defined meta:name="Info 1"/>
    <meta:user-defined meta:name="Info 2"/>
    <meta:user-defined meta:name="Info 3"/>
    <meta:user-defined meta:name="Info 4"/>
  </office:meta>
</office:document-meta>
</file>